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24-09-1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23-09-2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22-09-2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21-09-17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20-09-22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9-09-2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8-09-2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7-09-27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6-09-22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5-09-17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5-03-2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7576" calcext:value-type="float">
            <text:p>107.0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4-12-2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7056" calcext:value-type="float">
            <text:p>106.7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4-09-2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4-07-01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4-03-26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3-12-2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3-09-2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3-06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3-03-2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2-12-2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2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2-06-2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1024" calcext:value-type="float">
            <text:p>106.49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2-03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1-12-2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6912" calcext:value-type="float">
            <text:p>106.3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1-09-2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9024" calcext:value-type="float">
            <text:p>105.7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1-06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6208" calcext:value-type="float">
            <text:p>105.2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1-03-29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0-12-2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0-09-2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0-06-2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10-03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9-12-17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9-09-2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9-06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9-03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8-12-3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8-09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8-06-3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8-04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7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7-09-2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7-06-27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7-03-26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6-12-26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6-08-25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6-06-30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6-01-24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12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11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10-2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9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008" calcext:value-type="float">
            <text:p>97.6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7-2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6-23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5-2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4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9152" calcext:value-type="float">
            <text:p>97.6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3-30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2-2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5-01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06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